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text-properties fo:color="#3333ff" fo:font-size="20pt" fo:background-color="#ffcc00" style:font-size-asian="20pt" style:font-size-complex="20pt"/>
    </style:style>
    <style:style style:name="P11" style:family="paragraph" style:parent-style-name="Standard">
      <style:text-properties fo:font-size="16pt" style:font-size-asian="16pt" style:font-size-complex="16pt"/>
    </style:style>
    <style:style style:name="P12" style:family="paragraph" style:parent-style-name="Table_20_Contents">
      <style:text-properties fo:font-size="15pt" style:font-size-asian="15pt" style:font-size-complex="15pt"/>
    </style:style>
    <style:style style:name="P13" style:family="paragraph" style:parent-style-name="Table_20_Contents">
      <style:text-properties fo:font-size="15pt" style:font-size-asian="15pt" style:language-asian="ja" style:country-asian="JP" style:font-size-complex="15pt"/>
    </style:style>
    <style:style style:name="P14" style:family="paragraph" style:parent-style-name="Standard">
      <style:text-properties fo:font-size="15pt" style:font-size-asian="15pt" style:font-size-complex="15pt"/>
    </style:style>
    <style:style style:name="P15"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6" style:family="paragraph" style:parent-style-name="Standard">
      <style:text-properties fo:color="#3333ff" fo:font-size="20pt" fo:background-color="#ffcc00" style:font-size-asian="20pt" style:font-size-complex="20pt"/>
    </style:style>
    <style:style style:name="T1" style:family="text">
      <style:text-properties fo:color="#3333ff"/>
    </style:style>
    <style:style style:name="T2" style:family="text">
      <style:text-properties fo:color="#009900"/>
    </style:style>
    <style:style style:name="T3" style:family="text">
      <style:text-properties style:language-asian="ja" style:country-asian="JP"/>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text:span text:style-name="T3">https://pubs.rsc.org/en/content/articlelanding/2017/cs/c6cs00066e#!divAbstract</text:span></text:a></text:p>
      <text:p text:style-name="P3"/>
      <text:p text:style-name="P1"/>
      <text:p text:style-name="P1">M-47</text:p>
      <text:p text:style-name="P7"/>
      <text:p text:style-name="P7"/>
      <text:p text:style-name="P1">=========================[ 20200601_123641</text:p>
      <text:p text:style-name="P10">#1</text:p>
      <text:section text:style-name="Sect1" text:name="セクション4">
        <text:p text:style-name="P11"><text:s/>Plasma technology – a novel solution for CO2 conversion? </text:p>
        <text:p text:style-name="P11"/>
        <text:p text:style-name="P11">Abstract</text:p>
        <text:p text:style-name="P7"/>
        <text:p text:style-name="P11">CO2 conversion into value-added chemicals and fuels is considered as one of the great challenges of the 21st century.</text:p>
        <text:p text:style-name="P11"/>
        <text:p text:style-name="P11"><text:s/>Due to the limitations of the traditional thermal approaches,</text:p>
        <text:p text:style-name="P11"/>
        <text:p text:style-name="P11"><text:s/>several novel technologies are being developed.</text:p>
        <text:p text:style-name="P11"/>
        <text:p text:style-name="P11"><text:s/>One promising approach in this field,</text:p>
        <text:p text:style-name="P11"/>
        <text:p text:style-name="P11"><text:s/>which has received little attention to date,</text:p>
        <text:p text:style-name="P11"/>
        <text:p text:style-name="P11"><text:s/>is plasma technology.</text:p>
        <text:p text:style-name="P11"/>
        <text:p text:style-name="P11"><text:s/>Its advantages include mild operating conditions,</text:p>
        <text:p text:style-name="P11"/>
        <text:p text:style-name="P11"><text:s/>easy upscaling,</text:p>
        <text:p text:style-name="P11"/>
        <text:p text:style-name="P11"><text:s/>and gas activation by energetic electrons instead of heat.</text:p>
        <text:p text:style-name="P11"/>
        <text:p text:style-name="P11"><text:s/>This allows thermodynamically difficult reactions,</text:p>
        <text:p text:style-name="P11"/>
        <text:p text:style-name="P11"><text:s/>such as CO2 splitting and the dry reformation of methane,</text:p>
        <text:p text:style-name="P11"/>
        <text:p text:style-name="P11"><text:s/>to occur with reasonable energy cost.</text:p>
        <text:p text:style-name="P11"/>
        <text:p text:style-name="P11"><text:s/>In this review,</text:p>
        <text:p text:style-name="P11"/>
        <text:p text:style-name="P11"><text:s/>after exploring the traditional thermal approaches,</text:p>
        <text:p text:style-name="P11"/>
        <text:p text:style-name="P11"><text:s/>we have provided a brief overview of the fierce competition between various novel approaches in a quest to find the most effective and efficient CO2 conversion technology.</text:p>
        <text:p text:style-name="P11"/>
        <text:p text:style-name="P11"><text:s/>This is needed to critically assess whether plasma technology can be successful in an already crowded arena.</text:p>
        <text:p text:style-name="P11"/>
        <text:p text:style-name="P11"><text:soft-page-break/><text:s/>The following questions need to be answered in this regard: are there key advantages to using plasma technology over other novel approaches,</text:p>
        <text:p text:style-name="P11"/>
        <text:p text:style-name="P11"><text:s/>and if so,</text:p>
        <text:p text:style-name="P11"/>
        <text:p text:style-name="P11"><text:s/>what is the flip side to the use of this technology? Can plasma technology be successful on its own,</text:p>
        <text:p text:style-name="P11"/>
        <text:p text:style-name="P11"><text:s/>or can synergies be achieved by combining it with other technologies? To answer these specific questions and to evaluate the potentials and limitations of plasma technology in general,</text:p>
        <text:p text:style-name="P11"/>
        <text:p text:style-name="P11"><text:s/>this review presents the current state-of-the-art and a critical assessment of plasma-based CO2 conversion,</text:p>
        <text:p text:style-name="P11"/>
        <text:p text:style-name="P11"><text:s/>as well as the future challenges for its practical implementation.</text:p>
        <text:p text:style-name="P11"/>
        <text:p text:style-name="P11"/>
      </text:section>
      <text:p text:style-name="P1"/>
      <text:p text:style-name="P10">#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5"><text:s/>The worldwide transition to renewable energy gives plasma processes a clean electricity source,</text:p>
        <text:p text:style-name="P5"/>
        <text:p text:style-name="P5"><text:s/>and due to their high operation flexibility,</text:p>
        <text:p text:style-name="P5"/>
        <text:p text:style-name="P5"><text:s/>plasmas are very suitable for storing this intermittent renewable energy in a chemical form,</text:p>
        <text:p text:style-name="P5"/>
        <text:p text:style-name="P5"><text:s/>i.</text:p>
        <text:p text:style-name="P5"><text:soft-page-break/></text:p>
        <text:p text:style-name="P5">e.</text:p>
        <text:p text:style-name="P5"/>
        <text:p text:style-name="P5"><text:s/>as fuels and chemicals.</text:p>
        <text:p text:style-name="P5"/>
        <text:p text:style-name="P2"/>
        <text:p text:style-name="P1"/>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generations in general.</text:p>
        <text:p text:style-name="P5"/>
        <text:p text:style-name="P5">2–5</text:p>
        <text:p text:style-name="P5"/>
        <text:p text:style-name="P5">Therefore,</text:p>
        <text:p text:style-name="P5"/>
        <text:p text:style-name="P5"><text:s/>the conversion of this main <text:soft-page-break/>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text:soft-page-break/></text:p>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5">Besides the traditional thermal CO2 conversion,</text:p>
        <text:p text:style-name="P5"/>
        <text:p text:style-name="P5"><text:s/>several alternative technologies are being investigated,</text:p>
        <text:p text:style-name="P5"/>
        <text:p text:style-name="P5"><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text:soft-page-break/>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0">#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text:soft-page-break/></text:p>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text:soft-page-break/></text:p>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text:soft-page-break/></text:p>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CO2 with a %%<text:span text:style-name="T1">co-reactant</text:span>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text:soft-page-break/>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text:span text:style-name="T1">direct oxidative pathway</text:span>,</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text:soft-page-break/>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oft-page-break/><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0">#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ext:soft-page-break/>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text:span text:style-name="T1">endothermic</text:span>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text:soft-page-break/></text:p>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ext:soft-page-break/>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text:soft-page-break/></text:p>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text:soft-page-break/></text:p>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text:span text:style-name="T1">glycerol</text:span>.</text:p>
        <text:p text:style-name="P1"/>
        <text:p text:style-name="P1"><text:s/>The use of glycerol as a hydrogen donor has already been suggested and successfully implemented for different technologies,</text:p>
        <text:p text:style-name="P1"/>
        <text:p text:style-name="P1"><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ext:soft-page-break/>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0">#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oft-page-break/><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hrough shale gas.</text:p>
        <text:p text:style-name="P1"/>
        <text:p text:style-name="P1">12,18,31,41,42,44–46</text:p>
        <text:p text:style-name="P1"/>
        <text:p text:style-name="P1"><text:soft-page-break/>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0">#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text:span text:style-name="T2">catalytic hydrogenation of CO2 to methane</text:span> is a thermodynamically very favourable process:48 CO2(g) + 4H2(g) → CH4(g) + 2H2O(g) ΔH° = −165.3 kJ mol−1 (R4) However,</text:p>
        <text:p text:style-name="P1"/>
        <text:p text:style-name="P1"><text:s/>due to the high oxidation of the 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ext:soft-page-break/>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0">#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oft-page-break/><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text:span text:style-name="T2">water–gas shift reaction</text:spa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text:soft-page-break/></text:p>
      <text:p text:style-name="P10">#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text:soft-page-break/>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1"/>
      <text:p text:style-name="P10">#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text:soft-page-break/></text:p>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7,45,52–55</text:p>
        <text:p text:style-name="P1"/>
        <text:p text:style-name="P8"/>
        <text:p text:style-name="P10">#9.1</text:p>
        <text:p text:style-name="P1">The electrochemical %%<text:span text:style-name="T1">valorization</text:spa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text:soft-page-break/>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xt:soft-page-break/>temperature.</text:p>
        <text:p text:style-name="P1"/>
        <text:p text:style-name="P8"/>
        <text:p text:style-name="P10">#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text:span text:style-name="T1">overpotential</text:span>,</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text:soft-page-break/>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0">#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oft-page-break/><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
      <text:section text:style-name="Sect1" text:name="セクション9">
        <text:p text:style-name="P10">#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text:soft-page-break/></text:p>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0">#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0">#10.2</text:p>
        <text:p text:style-name="P1">58,59 In general,</text:p>
        <text:p text:style-name="P1"/>
        <text:p text:style-name="P1"><text:s/>two cycle categories can be considered: volatile and non-volatile.</text:p>
        <text:p text:style-name="P1"><text:soft-page-break/></text:p>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0">#10.3</text:p>
        <text:p text:style-name="P1">60,61 Another promising pathway,</text:p>
        <text:p text:style-name="P1"/>
        <text:p text:style-name="P1"><text:s/>which operates at lower temperatures than ceria,</text:p>
        <text:p text:style-name="P1"/>
        <text:p text:style-name="P1"><text:s/>is the exploration of doped %%<text:span text:style-name="T1">perovskite oxides</text:span>.</text:p>
        <text:p text:style-name="P1"/>
        <text:p text:style-name="P1">62</text:p>
        <text:p text:style-name="P1"/>
        <text:p text:style-name="P1"/>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text:soft-page-break/>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0">#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text:span text:style-name="T2">lack of fundamental research into the behaviour of the metal oxides under the high-temperature conditions</text:span>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oft-page-break/><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0">#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0">#10.6</text:p>
        <text:p text:style-name="P1"><text:s/>Additionally,</text:p>
        <text:p text:style-name="P1"/>
        <text:p text:style-name="P1"><text:s/>rapid chemical kinetics and material stability over thousands of cycles must be demonstrated for each material considered.</text:p>
        <text:p text:style-name="P1"><text:soft-page-break/></text:p>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0">#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58</text:p>
        <text:p text:style-name="P8"/>
        <text:p text:style-name="P10">#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text:span text:style-name="T1">conduction band energy minimum</text:span> is higher than that for CO2 photoreduction.</text:p>
        <text:p text:style-name="P1"/>
        <text:p text:style-name="P1">60 Again the efficiency of the <text:soft-page-break/>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0">#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species,</text:p>
        <text:p text:style-name="P1"><text:soft-page-break/></text:p>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0">#11.3</text:p>
        <text:p text:style-name="P1">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
        <text:p text:style-name="P1"><text:soft-page-break/><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0">#===========</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
        <text:p text:style-name="P1"><text:soft-page-break/><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0">#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0">#12.1</text:p>
        <text:p text:style-name="P1">69,70 Microalgae can typically be used to capture CO2 from three different sources: atmospheric CO2, CO2 emissions from power plants and industrial processes,</text:p>
        <text:p text:style-name="P1"><text:soft-page-break/></text:p>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text:span text:style-name="T2">algae are more photosynthetically efficient than terrestrial plants</text:span>,</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o biohydrogen,</text:p>
        <text:p text:style-name="P1"/>
        <text:p text:style-name="P1"><text:s/>biogas,</text:p>
        <text:p text:style-name="P1"/>
        <text:p text:style-name="P1"><text:s/>bioethanol and %%<text:span text:style-name="T1">biomass-to-liquid</text:span> (BTL) approaches using fast growing algae.</text:p>
        <text:p text:style-name="P1"/>
        <text:p text:style-name="P1">69,70 Furthermore,</text:p>
        <text:p text:style-name="P1"/>
        <text:p text:style-name="P1"><text:s/>valuable co-products,</text:p>
        <text:p text:style-name="P1"/>
        <text:p text:style-name="P1"><text:s/>such as %%<text:span text:style-name="T1">biopolymers</text:span>,</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
        <text:p text:style-name="P1"><text:soft-page-break/>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ft-page-break/><text:s/>other resources are needed.</text:p>
        <text:p text:style-name="P1"/>
        <text:p text:style-name="P8"/>
        <text:p text:style-name="P10">#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oft-page-break/><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0">#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0">#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ext:soft-page-break/>(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0">#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text:soft-page-break/></text:p>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0">#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0">#13.3</text:p>
        <text:p text:style-name="P1">Microwave radiation has been shown to have beneficial effects on the reaction <text:soft-page-break/>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0">#13.4</text:p>
        <text:p text:style-name="P1"><text:s/>Unlike in conventional heating,</text:p>
        <text:p text:style-name="P1"/>
        <text:p text:style-name="P1"><text:s/>the applied microwave energy is #%<text:span text:style-name="T2">transferred directly</text:span>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text:span text:style-name="T2">formation of hot spots</text:span>,</text:p>
        <text:p text:style-name="P1"/>
        <text:p text:style-name="P1"><text:s/>possibly due to the generation of microplasma within the catalyst bed,</text:p>
        <text:p text:style-name="P1"/>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0">#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text:soft-page-break/>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
      <text:p text:style-name="P10">#15</text:p>
      <text:section text:style-name="Sect1" text:name="セクション14">
        <text:p text:style-name="P1"><text:s/>4. Plasma technology for CO2 conversion</text:p>
        <text:p text:style-name="P1"><text:soft-page-break/></text:p>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text:s/>Next,</text:p>
        <text:p text:style-name="P1"/>
        <text:p text:style-name="P1"><text:s/>we describe the different kinds of plasma reactors used for CO2 conversion,</text:p>
        <text:p text:style-name="P1"/>
        <text:p text:style-name="P1"><text:s/>focusing on their advantages and disadvantages.</text:p>
        <text:p text:style-name="P1"/>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1"/>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text:soft-page-break/></text:p>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0">#15.1</text:p>
        <text:p text:style-name="P1"><text:s/>More importantly,</text:p>
        <text:p text:style-name="P1"/>
        <text:p text:style-name="P1"><text:s/>all these species can interact with each other,</text:p>
        <text:p text:style-name="P1"/>
        <text:p text:style-name="P1"><text:s/>making plasma a highly reactive and complex chemical cocktail,</text:p>
        <text:p text:style-name="P1"/>
        <text:p text:style-name="P1"><text:s/>which is of interest to many potential applications.</text:p>
        <text:p text:style-name="P1"/>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8"/>
        <text:p text:style-name="P10">#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
        <text:p text:style-name="P1">Plasma is sometimes referred to as the ‘fourth state of matter’,</text:p>
        <text:p text:style-name="P1"><text:soft-page-break/></text:p>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1"><text:s/>red sprites,</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1"/>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text:soft-page-break/></text:p>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
      <text:p text:style-name="P10">#16</text:p>
      <text:section text:style-name="Sect2"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text:soft-page-break/>g. gas molecules or atoms).</text:p>
        <text:p text:style-name="P1"/>
        <text:p text:style-name="P1"><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0">#16.1</text:p>
        <text:p text:style-name="P1"><text:s/>As a result,</text:p>
        <text:p text:style-name="P1"/>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text:soft-page-break/>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0">#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0">#17</text:p>
      <text:section text:style-name="Sect2" text:name="セクション16">
        <text:p text:style-name="P1"><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
        <text:p text:style-name="P1">e. the gas ‘breaks up’ (to some extent) into positive ions and electrons,</text:p>
        <text:p text:style-name="P1"/>
        <text:p text:style-name="P1"><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text:soft-page-break/></text:p>
        <text:p text:style-name="P1"><text:s/>excitation and dissociation.</text:p>
        <text:p text:style-name="P1"/>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0">#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text:span text:style-name="T2">only one possibility to create a plasma</text:span>,</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oft-page-break/><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oft-page-break/><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0">#17.2</text:p>
        <text:p text:style-name="P1"><text:s/>Hence,</text:p>
        <text:p text:style-name="P1"/>
        <text:p text:style-name="P1"><text:s/>in essence the current transition to renewable energy sources not only 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text:soft-page-break/>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text:span text:style-name="T2">locational flexibility</text:span>.</text:p>
        <text:p text:style-name="P1"/>
        <text:p text:style-name="P1"><text:s/>As such,</text:p>
        <text:p text:style-name="P1"/>
        <text:p text:style-name="P1"><text:s/>both production on demand and remote production become possible,</text:p>
        <text:p text:style-name="P1"/>
        <text:p text:style-name="P1"><text:s/>which is a critical point for %%<text:span text:style-name="T1">carbon capture and utilization (CCU)</text:span> techniques.</text:p>
        <text:p text:style-name="P1"/>
        <text:p text:style-name="P1"/>
        <text:p text:style-name="P8"/>
        <text:p text:style-name="P10">#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text:soft-page-break/>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text:span text:style-name="T2">non-selective in the formation of targeted products</text:span>.</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the combination with catalysis is also highly desirable for plasma technology when targeting the selective production of specific compounds (see Section 4.3). </text:p>
      </text:section>
      <text:p text:style-name="P1"/>
      <text:p text:style-name="P8">@@@</text:p>
      <text:p text:style-name="P10"><text:soft-page-break/>#18</text:p>
      <text:section text:style-name="Sect2" text:name="セクション17">
        <text:p text:style-name="P1"><text:s/>4.1.3. Warm plasmas</text:p>
        <text:p text:style-name="P1"/>
        <text:p text:style-name="P1">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however,</text:p>
        <text:p text:style-name="P1"/>
        <text:p text:style-name="P1"><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text:soft-page-break/>below.</text:p>
        <text:p text:style-name="P1"/>
        <text:p text:style-name="P1"><text:s/>The latter is indeed known to provide the most energy efficient and hence most important channel for CO2 dissociation.</text:p>
        <text:p text:style-name="P1"/>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1"/>
      <text:p text:style-name="P1"/>
      <text:p text:style-name="P1"/>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2"/>
          </table:table-cell>
          <table:table-cell table:style-name="表1.A1" office:value-type="string">
            <text:p text:style-name="P4">#%<text:span text:style-name="T1">Plasma-Driven Catalysis</text:span></text:p>
          </table:table-cell>
          <table:table-cell table:style-name="表1.A1" office:value-type="string">
            <text:p text:style-name="P12">keyword</text:p>
          </table:table-cell>
          <table:table-cell table:style-name="表1.D1" office:value-type="string">
            <text:p text:style-name="P13">青２</text:p>
          </table:table-cell>
        </table:table-row>
        <table:table-row>
          <table:table-cell table:style-name="表1.A2" office:value-type="string">
            <text:p text:style-name="P12"/>
          </table:table-cell>
          <table:table-cell table:style-name="表1.A2" office:value-type="string">
            <text:p text:style-name="P4">%%<text:span text:style-name="T2">flexibility to be scaled up and down</text:span></text:p>
          </table:table-cell>
          <table:table-cell table:style-name="表1.A2" office:value-type="string">
            <text:p text:style-name="P12">notice</text:p>
          </table:table-cell>
          <table:table-cell table:style-name="表1.D2" office:value-type="string">
            <text:p text:style-name="P13">緑４</text:p>
          </table:table-cell>
        </table:table-row>
        <table:table-row>
          <table:table-cell table:style-name="表1.A2" office:value-type="string">
            <text:p text:style-name="P12"/>
          </table:table-cell>
          <table:table-cell table:style-name="表1.A2" office:value-type="string">
            <text:p text:style-name="P9">#2</text:p>
          </table:table-cell>
          <table:table-cell table:style-name="表1.A2" office:value-type="string">
            <text:p text:style-name="P12">location number</text:p>
          </table:table-cell>
          <table:table-cell table:style-name="表1.D2" office:value-type="string">
            <text:p text:style-name="P13">青２</text:p>
            <text:p text:style-name="P13">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2">1</text:p>
          </table:table-cell>
          <table:table-cell table:style-name="表2.B1" office:value-type="string">
            <text:p text:style-name="P1">([^\d])(\.|\,)</text:p>
          </table:table-cell>
          <table:table-cell table:style-name="表2.B1" office:value-type="string">
            <text:p text:style-name="P12">$1$2\n\n</text:p>
          </table:table-cell>
          <table:table-cell table:style-name="表2.D1" office:value-type="string">
            <text:p text:style-name="P13"/>
          </table:table-cell>
        </table:table-row>
        <table:table-row>
          <table:table-cell table:style-name="表2.A2">
            <text:p text:style-name="P12"/>
          </table:table-cell>
          <table:table-cell table:style-name="表2.B2" office:value-type="string">
            <text:p text:style-name="P1">([^\d]{2,}?)(\.|\,)</text:p>
          </table:table-cell>
          <table:table-cell table:style-name="表2.B2" office:value-type="string">
            <text:p text:style-name="P12">$1$2\n\n</text:p>
          </table:table-cell>
          <table:table-cell table:style-name="表2.D2" office:value-type="string">
            <text:p text:style-name="P13"/>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6-08T17:26:25.03</dc:date>
    <dc:creator>iwabuchi ken</dc:creator>
    <meta:editing-duration>PT7H1M30S</meta:editing-duration>
    <meta:editing-cycles>87</meta:editing-cycles>
    <meta:generator>OpenOffice/4.1.3$Win32 OpenOffice.org_project/413m1$Build-9783</meta:generator>
    <meta:document-statistic meta:table-count="2" meta:image-count="0" meta:object-count="0" meta:page-count="59" meta:paragraph-count="1364" meta:word-count="12027" meta:character-count="78091"/>
  </office:meta>
</office:document-meta>
</file>